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1.56cm" svg:y="15.479cm">
            <draw:object draw:notify-on-update-of-ranges="Hoja1.A2:Hoja1.A2 Hoja1.B2:Hoja1.B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21.008cm" svg:y="16.097cm">
            <draw:object draw:notify-on-update-of-ranges="Hoja1.A2:Hoja1.A2 Hoja1.B2:Hoja1.B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5cm" svg:x="1.872cm" svg:y="25.579cm">
            <draw:object draw:notify-on-update-of-ranges="Hoja1.A2:Hoja1.A2 Hoja1.B2:Hoja1.B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4cm" svg:x="20.65cm" svg:y="26.562cm">
            <draw:object draw:notify-on-update-of-ranges="Hoja1.A2:Hoja1.A2 Hoja1.B2:Hoja1.B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Ventana = 4</text:p>
          </table:table-cell>
          <table:table-cell table:number-columns-repeated="14"/>
          <table:table-cell office:value-type="float" office:value="476.47" calcext:value-type="float">
            <text:p>476,47</text:p>
          </table:table-cell>
          <table:table-cell office:value-type="float" office:value="21.3504" calcext:value-type="float">
            <text:p>21,3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PSNR</text:p>
          </table:table-cell>
          <table:table-cell table:number-columns-repeated="6"/>
          <table:table-cell office:value-type="float" office:value="150.01" calcext:value-type="float">
            <text:p>150,01</text:p>
          </table:table-cell>
          <table:table-cell office:value-type="float" office:value="26.3696" calcext:value-type="float">
            <text:p>26,3696</text:p>
          </table:table-cell>
          <table:table-cell/>
          <table:table-cell office:value-type="float" office:value="150.749" calcext:value-type="float">
            <text:p>150,749</text:p>
          </table:table-cell>
          <table:table-cell office:value-type="float" office:value="26.3483" calcext:value-type="float">
            <text:p>26,3483</text:p>
          </table:table-cell>
          <table:table-cell/>
          <table:table-cell office:value-type="float" office:value="709.03" calcext:value-type="float">
            <text:p>709,03</text:p>
          </table:table-cell>
          <table:table-cell office:value-type="float" office:value="19.6242" calcext:value-type="float">
            <text:p>19,6242</text:p>
          </table:table-cell>
          <table:table-cell/>
          <table:table-cell office:value-type="float" office:value="440.641" calcext:value-type="float">
            <text:p>440,641</text:p>
          </table:table-cell>
          <table:table-cell office:value-type="float" office:value="21.69" calcext:value-type="float">
            <text:p>21,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J2:.J6])" office:value-type="float" office:value="230.166" calcext:value-type="float">
            <text:p>230,166</text:p>
          </table:table-cell>
          <table:table-cell table:formula="of:=AVERAGE([.K2:.K6])" office:value-type="float" office:value="24.6366" calcext:value-type="float">
            <text:p>24,6366</text:p>
          </table:table-cell>
          <table:table-cell/>
          <table:table-cell office:value-type="string" calcext:value-type="string">
            <text:p>k2</text:p>
          </table:table-cell>
          <table:table-cell table:number-columns-repeated="4"/>
          <table:table-cell office:value-type="float" office:value="233.602" calcext:value-type="float">
            <text:p>233,602</text:p>
          </table:table-cell>
          <table:table-cell office:value-type="float" office:value="24.446" calcext:value-type="float">
            <text:p>24,446</text:p>
          </table:table-cell>
          <table:table-cell/>
          <table:table-cell office:value-type="float" office:value="239.623" calcext:value-type="float">
            <text:p>239,623</text:p>
          </table:table-cell>
          <table:table-cell office:value-type="float" office:value="24.3355" calcext:value-type="float">
            <text:p>24,3355</text:p>
          </table:table-cell>
          <table:table-cell/>
          <table:table-cell office:value-type="float" office:value="589.715" calcext:value-type="float">
            <text:p>589,715</text:p>
          </table:table-cell>
          <table:table-cell office:value-type="float" office:value="20.4244" calcext:value-type="float">
            <text:p>20,4244</text:p>
          </table:table-cell>
          <table:table-cell/>
          <table:table-cell office:value-type="float" office:value="472.994" calcext:value-type="float">
            <text:p>472,994</text:p>
          </table:table-cell>
          <table:table-cell office:value-type="float" office:value="21.3822" calcext:value-type="float">
            <text:p>21,38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M2:.M4])" office:value-type="float" office:value="205.78" calcext:value-type="float">
            <text:p>205,78</text:p>
          </table:table-cell>
          <table:table-cell table:formula="of:=AVERAGE([.N2:.N4])" office:value-type="float" office:value="25.0849666666667" calcext:value-type="float">
            <text:p>25,0849666667</text:p>
          </table:table-cell>
          <table:table-cell/>
          <table:table-cell office:value-type="string" calcext:value-type="string">
            <text:p>k4</text:p>
          </table:table-cell>
          <table:table-cell table:number-columns-repeated="4"/>
          <table:table-cell office:value-type="float" office:value="218.13" calcext:value-type="float">
            <text:p>218,13</text:p>
          </table:table-cell>
          <table:table-cell office:value-type="float" office:value="24.7437" calcext:value-type="float">
            <text:p>24,7437</text:p>
          </table:table-cell>
          <table:table-cell/>
          <table:table-cell office:value-type="float" office:value="226.968" calcext:value-type="float">
            <text:p>226,968</text:p>
          </table:table-cell>
          <table:table-cell office:value-type="float" office:value="24.5711" calcext:value-type="float">
            <text:p>24,5711</text:p>
          </table:table-cell>
          <table:table-cell/>
          <table:table-cell office:value-type="float" office:value="152.073" calcext:value-type="float">
            <text:p>152,073</text:p>
          </table:table-cell>
          <table:table-cell office:value-type="float" office:value="26.3103" calcext:value-type="float">
            <text:p>26,310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P1:.P9])" office:value-type="float" office:value="313.155877777778" calcext:value-type="float">
            <text:p>313,1558777778</text:p>
          </table:table-cell>
          <table:table-cell table:formula="of:=AVERAGE([.Q1:.Q9])" office:value-type="float" office:value="24.2299888888889" calcext:value-type="float">
            <text:p>24,2299888889</text:p>
          </table:table-cell>
          <table:table-cell/>
          <table:table-cell office:value-type="string" calcext:value-type="string">
            <text:p>k6</text:p>
          </table:table-cell>
          <table:table-cell table:number-columns-repeated="4"/>
          <table:table-cell office:value-type="float" office:value="226.636" calcext:value-type="float">
            <text:p>226,636</text:p>
          </table:table-cell>
          <table:table-cell office:value-type="float" office:value="24.5775" calcext:value-type="float">
            <text:p>24,5775</text:p>
          </table:table-cell>
          <table:table-cell table:number-columns-repeated="4"/>
          <table:table-cell office:value-type="float" office:value="87.0379" calcext:value-type="float">
            <text:p>87,0379</text:p>
          </table:table-cell>
          <table:table-cell office:value-type="float" office:value="28.7337" calcext:value-type="float">
            <text:p>28,733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S2:.S3])" office:value-type="float" office:value="456.8175" calcext:value-type="float">
            <text:p>456,8175</text:p>
          </table:table-cell>
          <table:table-cell table:formula="of:=AVERAGE([.T2:.T3])" office:value-type="float" office:value="21.5361" calcext:value-type="float">
            <text:p>21,5361</text:p>
          </table:table-cell>
          <table:table-cell/>
          <table:table-cell office:value-type="string" calcext:value-type="string">
            <text:p>k10</text:p>
          </table:table-cell>
          <table:table-cell table:number-columns-repeated="4"/>
          <table:table-cell office:value-type="float" office:value="322.452" calcext:value-type="float">
            <text:p>322,452</text:p>
          </table:table-cell>
          <table:table-cell office:value-type="float" office:value="23.0462" calcext:value-type="float">
            <text:p>23,0462</text:p>
          </table:table-cell>
          <table:table-cell table:number-columns-repeated="4"/>
          <table:table-cell office:value-type="float" office:value="120.291" calcext:value-type="float">
            <text:p>120,291</text:p>
          </table:table-cell>
          <table:table-cell office:value-type="float" office:value="27.3285" calcext:value-type="float">
            <text:p>27,3285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36.549" calcext:value-type="float">
            <text:p>136,549</text:p>
          </table:table-cell>
          <table:table-cell office:value-type="float" office:value="26.7779" calcext:value-type="float">
            <text:p>26,7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tana = 8</text:p>
          </table:table-cell>
          <table:table-cell table:number-columns-repeated="14"/>
          <table:table-cell office:value-type="float" office:value="279.278" calcext:value-type="float">
            <text:p>279,278</text:p>
          </table:table-cell>
          <table:table-cell office:value-type="float" office:value="23.6704" calcext:value-type="float">
            <text:p>23,6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tana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PSNR</text:p>
          </table:table-cell>
          <table:table-cell table:number-columns-repeated="12"/>
          <table:table-cell office:value-type="float" office:value="267.959" calcext:value-type="float">
            <text:p>267,959</text:p>
          </table:table-cell>
          <table:table-cell office:value-type="float" office:value="23.8501" calcext:value-type="float">
            <text:p>23,850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J11:.J15])" office:value-type="float" office:value="230.3952" calcext:value-type="float">
            <text:p>230,3952</text:p>
          </table:table-cell>
          <table:table-cell table:formula="of:=AVERAGE([.K11:.K15])" office:value-type="float" office:value="24.64888" calcext:value-type="float">
            <text:p>24,64888</text:p>
          </table:table-cell>
          <table:table-cell/>
          <table:table-cell office:value-type="string" calcext:value-type="string">
            <text:p>k2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M11:.M13])" office:value-type="float" office:value="205.78" calcext:value-type="float">
            <text:p>205,78</text:p>
          </table:table-cell>
          <table:table-cell table:formula="of:=AVERAGE([.N11:.N13])" office:value-type="float" office:value="25.0849666666667" calcext:value-type="float">
            <text:p>25,0849666667</text:p>
          </table:table-cell>
          <table:table-cell/>
          <table:table-cell office:value-type="string" calcext:value-type="string">
            <text:p>k4</text:p>
          </table:table-cell>
          <table:table-cell table:number-columns-repeated="4"/>
          <table:table-cell office:value-type="float" office:value="143.489" calcext:value-type="float">
            <text:p>143,489</text:p>
          </table:table-cell>
          <table:table-cell office:value-type="float" office:value="26.5626" calcext:value-type="float">
            <text:p>26,5626</text:p>
          </table:table-cell>
          <table:table-cell/>
          <table:table-cell office:value-type="float" office:value="150.749" calcext:value-type="float">
            <text:p>150,749</text:p>
          </table:table-cell>
          <table:table-cell office:value-type="float" office:value="26.3483" calcext:value-type="float">
            <text:p>26,3483</text:p>
          </table:table-cell>
          <table:table-cell/>
          <table:table-cell office:value-type="float" office:value="476.47" calcext:value-type="float">
            <text:p>476,47</text:p>
          </table:table-cell>
          <table:table-cell office:value-type="float" office:value="21.3504" calcext:value-type="float">
            <text:p>21,3504</text:p>
          </table:table-cell>
          <table:table-cell/>
          <table:table-cell office:value-type="float" office:value="440.641" calcext:value-type="float">
            <text:p>440,641</text:p>
          </table:table-cell>
          <table:table-cell office:value-type="float" office:value="21.69" calcext:value-type="float">
            <text:p>21,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P11:.P19])" office:value-type="float" office:value="313.155877777778" calcext:value-type="float">
            <text:p>313,1558777778</text:p>
          </table:table-cell>
          <table:table-cell table:formula="of:=AVERAGE([.Q11:.Q19])" office:value-type="float" office:value="24.2299888888889" calcext:value-type="float">
            <text:p>24,2299888889</text:p>
          </table:table-cell>
          <table:table-cell/>
          <table:table-cell office:value-type="string" calcext:value-type="string">
            <text:p>k6</text:p>
          </table:table-cell>
          <table:table-cell table:number-columns-repeated="4"/>
          <table:table-cell office:value-type="float" office:value="240.084" calcext:value-type="float">
            <text:p>240,084</text:p>
          </table:table-cell>
          <table:table-cell office:value-type="float" office:value="24.3272" calcext:value-type="float">
            <text:p>24,3272</text:p>
          </table:table-cell>
          <table:table-cell/>
          <table:table-cell office:value-type="float" office:value="239.623" calcext:value-type="float">
            <text:p>239,623</text:p>
          </table:table-cell>
          <table:table-cell office:value-type="float" office:value="24.3355" calcext:value-type="float">
            <text:p>24,3355</text:p>
          </table:table-cell>
          <table:table-cell/>
          <table:table-cell office:value-type="float" office:value="709.03" calcext:value-type="float">
            <text:p>709,03</text:p>
          </table:table-cell>
          <table:table-cell office:value-type="float" office:value="19.6242" calcext:value-type="float">
            <text:p>19,6242</text:p>
          </table:table-cell>
          <table:table-cell/>
          <table:table-cell office:value-type="float" office:value="472.994" calcext:value-type="float">
            <text:p>472,994</text:p>
          </table:table-cell>
          <table:table-cell office:value-type="float" office:value="21.3822" calcext:value-type="float">
            <text:p>21,38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S11:.S12])" office:value-type="float" office:value="456.8175" calcext:value-type="float">
            <text:p>456,8175</text:p>
          </table:table-cell>
          <table:table-cell table:formula="of:=AVERAGE([.T11:.T12])" office:value-type="float" office:value="21.5361" calcext:value-type="float">
            <text:p>21,5361</text:p>
          </table:table-cell>
          <table:table-cell/>
          <table:table-cell office:value-type="string" calcext:value-type="string">
            <text:p>k10</text:p>
          </table:table-cell>
          <table:table-cell table:number-columns-repeated="4"/>
          <table:table-cell office:value-type="float" office:value="216.235" calcext:value-type="float">
            <text:p>216,235</text:p>
          </table:table-cell>
          <table:table-cell office:value-type="float" office:value="24.7815" calcext:value-type="float">
            <text:p>24,7815</text:p>
          </table:table-cell>
          <table:table-cell/>
          <table:table-cell office:value-type="float" office:value="226.968" calcext:value-type="float">
            <text:p>226,968</text:p>
          </table:table-cell>
          <table:table-cell office:value-type="float" office:value="24.5711" calcext:value-type="float">
            <text:p>24,5711</text:p>
          </table:table-cell>
          <table:table-cell/>
          <table:table-cell office:value-type="float" office:value="589.715" calcext:value-type="float">
            <text:p>589,715</text:p>
          </table:table-cell>
          <table:table-cell office:value-type="float" office:value="20.4244" calcext:value-type="float">
            <text:p>20,424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28.254" calcext:value-type="float">
            <text:p>228,254</text:p>
          </table:table-cell>
          <table:table-cell office:value-type="float" office:value="24.5466" calcext:value-type="float">
            <text:p>24,5466</text:p>
          </table:table-cell>
          <table:table-cell table:number-columns-repeated="4"/>
          <table:table-cell office:value-type="float" office:value="152.073" calcext:value-type="float">
            <text:p>152,073</text:p>
          </table:table-cell>
          <table:table-cell office:value-type="float" office:value="26.3103" calcext:value-type="float">
            <text:p>26,3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tana = 16</text:p>
          </table:table-cell>
          <table:table-cell table:number-columns-repeated="8"/>
          <table:table-cell office:value-type="float" office:value="323.914" calcext:value-type="float">
            <text:p>323,914</text:p>
          </table:table-cell>
          <table:table-cell office:value-type="float" office:value="23.0265" calcext:value-type="float">
            <text:p>23,0265</text:p>
          </table:table-cell>
          <table:table-cell table:number-columns-repeated="4"/>
          <table:table-cell office:value-type="float" office:value="87.0379" calcext:value-type="float">
            <text:p>87,0379</text:p>
          </table:table-cell>
          <table:table-cell office:value-type="float" office:value="28.7337" calcext:value-type="float">
            <text:p>28,7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tana</text:p>
          </table:table-cell>
          <table:table-cell office:value-type="string" calcext:value-type="string">
            <text:p>ECM</text:p>
          </table:table-cell>
          <table:table-cell office:value-type="string" calcext:value-type="string">
            <text:p>PSNR</text:p>
          </table:table-cell>
          <table:table-cell table:number-columns-repeated="12"/>
          <table:table-cell office:value-type="float" office:value="120.291" calcext:value-type="float">
            <text:p>120,291</text:p>
          </table:table-cell>
          <table:table-cell office:value-type="float" office:value="27.3285" calcext:value-type="float">
            <text:p>27,328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J18:.J22])" office:value-type="float" office:value="231.1696" calcext:value-type="float">
            <text:p>231,1696</text:p>
          </table:table-cell>
          <table:table-cell table:formula="of:=AVERAGE([.K18:.K22])" office:value-type="float" office:value="24.6309" calcext:value-type="float">
            <text:p>24,6309</text:p>
          </table:table-cell>
          <table:table-cell/>
          <table:table-cell office:value-type="string" calcext:value-type="string">
            <text:p>k2</text:p>
          </table:table-cell>
          <table:table-cell table:number-columns-repeated="10"/>
          <table:table-cell office:value-type="float" office:value="136.549" calcext:value-type="float">
            <text:p>136,549</text:p>
          </table:table-cell>
          <table:table-cell office:value-type="float" office:value="26.7779" calcext:value-type="float">
            <text:p>26,777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M18:.M20])" office:value-type="float" office:value="205.78" calcext:value-type="float">
            <text:p>205,78</text:p>
          </table:table-cell>
          <table:table-cell table:formula="of:=AVERAGE([.N18:.N20])" office:value-type="float" office:value="25.0849666666667" calcext:value-type="float">
            <text:p>25,0849666667</text:p>
          </table:table-cell>
          <table:table-cell/>
          <table:table-cell office:value-type="string" calcext:value-type="string">
            <text:p>k4</text:p>
          </table:table-cell>
          <table:table-cell table:number-columns-repeated="4"/>
          <table:table-cell office:value-type="float" office:value="144.415" calcext:value-type="float">
            <text:p>144,415</text:p>
          </table:table-cell>
          <table:table-cell office:value-type="float" office:value="26.5347" calcext:value-type="float">
            <text:p>26,5347</text:p>
          </table:table-cell>
          <table:table-cell/>
          <table:table-cell office:value-type="float" office:value="150.749" calcext:value-type="float">
            <text:p>150,749</text:p>
          </table:table-cell>
          <table:table-cell office:value-type="float" office:value="26.3483" calcext:value-type="float">
            <text:p>26,3483</text:p>
          </table:table-cell>
          <table:table-cell/>
          <table:table-cell office:value-type="float" office:value="279.278" calcext:value-type="float">
            <text:p>279,278</text:p>
          </table:table-cell>
          <table:table-cell office:value-type="float" office:value="23.6704" calcext:value-type="float">
            <text:p>23,670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P21:.P29])" office:value-type="float" office:value="313.155877777778" calcext:value-type="float">
            <text:p>313,1558777778</text:p>
          </table:table-cell>
          <table:table-cell table:formula="of:=AVERAGE([.Q21:.Q29])" office:value-type="float" office:value="24.2299888888889" calcext:value-type="float">
            <text:p>24,2299888889</text:p>
          </table:table-cell>
          <table:table-cell/>
          <table:table-cell office:value-type="string" calcext:value-type="string">
            <text:p>k6</text:p>
          </table:table-cell>
          <table:table-cell table:number-columns-repeated="4"/>
          <table:table-cell office:value-type="float" office:value="236.988" calcext:value-type="float">
            <text:p>236,988</text:p>
          </table:table-cell>
          <table:table-cell office:value-type="float" office:value="24.3835" calcext:value-type="float">
            <text:p>24,3835</text:p>
          </table:table-cell>
          <table:table-cell/>
          <table:table-cell office:value-type="float" office:value="239.623" calcext:value-type="float">
            <text:p>239,623</text:p>
          </table:table-cell>
          <table:table-cell office:value-type="float" office:value="24.3355" calcext:value-type="float">
            <text:p>24,3355</text:p>
          </table:table-cell>
          <table:table-cell/>
          <table:table-cell office:value-type="float" office:value="267.959" calcext:value-type="float">
            <text:p>267,959</text:p>
          </table:table-cell>
          <table:table-cell office:value-type="float" office:value="23.8501" calcext:value-type="float">
            <text:p>23,850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S21:.S22])" office:value-type="float" office:value="456.8175" calcext:value-type="float">
            <text:p>456,8175</text:p>
          </table:table-cell>
          <table:table-cell table:formula="of:=AVERAGE([.T21:.T22])" office:value-type="float" office:value="21.5361" calcext:value-type="float">
            <text:p>21,5361</text:p>
          </table:table-cell>
          <table:table-cell/>
          <table:table-cell office:value-type="string" calcext:value-type="string">
            <text:p>k10</text:p>
          </table:table-cell>
          <table:table-cell table:number-columns-repeated="4"/>
          <table:table-cell office:value-type="float" office:value="220.18" calcext:value-type="float">
            <text:p>220,18</text:p>
          </table:table-cell>
          <table:table-cell office:value-type="float" office:value="24.703" calcext:value-type="float">
            <text:p>24,703</text:p>
          </table:table-cell>
          <table:table-cell/>
          <table:table-cell office:value-type="float" office:value="226.968" calcext:value-type="float">
            <text:p>226,968</text:p>
          </table:table-cell>
          <table:table-cell office:value-type="float" office:value="24.5711" calcext:value-type="float">
            <text:p>24,571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30.36" calcext:value-type="float">
            <text:p>230,36</text:p>
          </table:table-cell>
          <table:table-cell office:value-type="float" office:value="24.5067" calcext:value-type="float">
            <text:p>24,5067</text:p>
          </table:table-cell>
          <table:table-cell table:number-columns-repeated="4"/>
          <table:table-cell office:value-type="float" office:value="476.47" calcext:value-type="float">
            <text:p>476,47</text:p>
          </table:table-cell>
          <table:table-cell office:value-type="float" office:value="21.3504" calcext:value-type="float">
            <text:p>21,3504</text:p>
          </table:table-cell>
          <table:table-cell/>
          <table:table-cell office:value-type="float" office:value="440.641" calcext:value-type="float">
            <text:p>440,641</text:p>
          </table:table-cell>
          <table:table-cell office:value-type="float" office:value="21.69" calcext:value-type="float">
            <text:p>21,69</text:p>
          </table:table-cell>
        </table:table-row>
        <table:table-row table:style-name="ro1">
          <table:table-cell table:number-columns-repeated="9"/>
          <table:table-cell office:value-type="float" office:value="323.905" calcext:value-type="float">
            <text:p>323,905</text:p>
          </table:table-cell>
          <table:table-cell office:value-type="float" office:value="23.0266" calcext:value-type="float">
            <text:p>23,0266</text:p>
          </table:table-cell>
          <table:table-cell table:number-columns-repeated="4"/>
          <table:table-cell office:value-type="float" office:value="709.03" calcext:value-type="float">
            <text:p>709,03</text:p>
          </table:table-cell>
          <table:table-cell office:value-type="float" office:value="19.6242" calcext:value-type="float">
            <text:p>19,6242</text:p>
          </table:table-cell>
          <table:table-cell/>
          <table:table-cell office:value-type="float" office:value="472.994" calcext:value-type="float">
            <text:p>472,994</text:p>
          </table:table-cell>
          <table:table-cell office:value-type="float" office:value="21.3822" calcext:value-type="float">
            <text:p>21,3822</text:p>
          </table:table-cell>
        </table:table-row>
        <table:table-row table:style-name="ro1">
          <table:table-cell table:number-columns-repeated="15"/>
          <table:table-cell office:value-type="float" office:value="589.715" calcext:value-type="float">
            <text:p>589,715</text:p>
          </table:table-cell>
          <table:table-cell office:value-type="float" office:value="20.4244" calcext:value-type="float">
            <text:p>20,4244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52.073" calcext:value-type="float">
            <text:p>152,073</text:p>
          </table:table-cell>
          <table:table-cell office:value-type="float" office:value="26.3103" calcext:value-type="float">
            <text:p>26,3103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87.0379" calcext:value-type="float">
            <text:p>87,0379</text:p>
          </table:table-cell>
          <table:table-cell office:value-type="float" office:value="28.7337" calcext:value-type="float">
            <text:p>28,7337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20.291" calcext:value-type="float">
            <text:p>120,291</text:p>
          </table:table-cell>
          <table:table-cell office:value-type="float" office:value="27.3285" calcext:value-type="float">
            <text:p>27,3285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36.549" calcext:value-type="float">
            <text:p>136,549</text:p>
          </table:table-cell>
          <table:table-cell office:value-type="float" office:value="26.7779" calcext:value-type="float">
            <text:p>26,7779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79.278" calcext:value-type="float">
            <text:p>279,278</text:p>
          </table:table-cell>
          <table:table-cell office:value-type="float" office:value="23.6704" calcext:value-type="float">
            <text:p>23,6704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267.959" calcext:value-type="float">
            <text:p>267,959</text:p>
          </table:table-cell>
          <table:table-cell office:value-type="float" office:value="23.8501" calcext:value-type="float">
            <text:p>23,8501</text:p>
          </table:table-cell>
          <table:table-cell table:number-columns-repeated="3"/>
        </table:table-row>
        <table:table-row table:style-name="ro2" table:number-rows-repeated="29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ton </meta:initial-creator>
    <meta:creation-date>2015-06-20T17:13:24.694878285</meta:creation-date>
    <dc:date>2015-06-20T18:18:55.919973781</dc:date>
    <dc:creator>Gaston </dc:creator>
    <meta:editing-duration>PT19M50S</meta:editing-duration>
    <meta:editing-cycles>1</meta:editing-cycles>
    <meta:document-statistic meta:table-count="1" meta:cell-count="174" meta:object-count="4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99cm" svg:y="0.316cm" chart:style-name="ch2">
          <text:p>Tamaño de ventana</text:p>
        </chart:title>
        <chart:subtitle svg:x="7.467cm" svg:y="1.275cm" chart:style-name="ch3">
          <text:p>K = 2</text:p>
        </chart:subtitle>
        <chart:legend chart:legend-position="end" svg:x="14.478cm" svg:y="4.201cm" style:legend-expansion="high" chart:style-name="ch4"/>
        <chart:plot-area chart:style-name="ch5" table:cell-range-address="Hoja1.A2:Hoja1.B3 Hoja1.A10:Hoja1.B10 Hoja1.A17:Hoja1.B17" chart:data-source-has-labels="both" svg:x="0.77cm" svg:y="2.318cm" svg:width="13.068cm" svg:height="6.082cm">
          <chartooo:coordinate-region svg:x="1.868cm" svg:y="2.518cm" svg:width="11.97cm" svg:height="5.235cm"/>
          <chart:axis chart:dimension="x" chart:name="primary-x" chart:style-name="ch6" chartooo:axis-type="auto">
            <chartooo:date-scale/>
            <chart:categories table:cell-range-address="Hoja1.A3:Hoja1.A3 Hoja1.A10:Hoja1.A10 Hoja1.A17:Hoja1.A1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3:Hoja1.B3 Hoja1.B10:Hoja1.B10 Hoja1.B17:Hoja1.B17" chart:label-cell-address="Hoja1.B2:Hoja1.B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M</text:p>
                <draw:g>
                  <svg:desc>Hoja1.B2:Hoja1.B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Hoja1.A3:Hoja1.A3 Hoja1.A10:Hoja1.A10 Hoja1.A17:Hoja1.A17</svg:desc>
                </draw:g>
              </table:table-cell>
              <table:table-cell office:value-type="float" office:value="230.166">
                <text:p>230.166</text:p>
                <draw:g>
                  <svg:desc>Hoja1.B3:Hoja1.B3 Hoja1.B10:Hoja1.B10 Hoja1.B17:Hoja1.B17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30.3952">
                <text:p>230.39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31.1696">
                <text:p>231.1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998cm" svg:y="0.316cm" chart:style-name="ch2">
          <text:p>Tamaño de ventana</text:p>
        </chart:title>
        <chart:subtitle svg:x="7.466cm" svg:y="1.275cm" chart:style-name="ch3">
          <text:p>K = 4</text:p>
        </chart:subtitle>
        <chart:legend chart:legend-position="end" svg:x="14.476cm" svg:y="4.203cm" style:legend-expansion="high" chart:style-name="ch4"/>
        <chart:plot-area chart:style-name="ch5" table:cell-range-address="Hoja1.A2:Hoja1.B2 Hoja1.A4:Hoja1.B4 Hoja1.A11:Hoja1.B11 Hoja1.A18:Hoja1.B18" chart:data-source-has-labels="both" svg:x="0.769cm" svg:y="2.318cm" svg:width="13.069cm" svg:height="6.087cm">
          <chartooo:coordinate-region svg:x="1.576cm" svg:y="2.517cm" svg:width="12.262cm" svg:height="5.241cm"/>
          <chart:axis chart:dimension="x" chart:name="primary-x" chart:style-name="ch6" chartooo:axis-type="auto">
            <chartooo:date-scale/>
            <chart:categories table:cell-range-address="Hoja1.A4:Hoja1.A4 Hoja1.A11:Hoja1.A11 Hoja1.A18:Hoja1.A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4:Hoja1.B4 Hoja1.B11:Hoja1.B11 Hoja1.B18:Hoja1.B18" chart:label-cell-address="Hoja1.B2:Hoja1.B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M</text:p>
                <draw:g>
                  <svg:desc>Hoja1.B2:Hoja1.B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Hoja1.A4:Hoja1.A4 Hoja1.A11:Hoja1.A11 Hoja1.A18:Hoja1.A18</svg:desc>
                </draw:g>
              </table:table-cell>
              <table:table-cell office:value-type="float" office:value="205.78">
                <text:p>205.78</text:p>
                <draw:g>
                  <svg:desc>Hoja1.B4:Hoja1.B4 Hoja1.B11:Hoja1.B11 Hoja1.B18:Hoja1.B18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05.78">
                <text:p>205.7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5.78">
                <text:p>205.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5.998cm" svg:y="0.316cm" chart:style-name="ch2">
          <text:p>Tamaño de ventana</text:p>
        </chart:title>
        <chart:subtitle svg:x="7.466cm" svg:y="1.275cm" chart:style-name="ch3">
          <text:p>K = 6</text:p>
        </chart:subtitle>
        <chart:legend chart:legend-position="end" svg:x="14.476cm" svg:y="4.204cm" style:legend-expansion="high" chart:style-name="ch4"/>
        <chart:plot-area chart:style-name="ch5" table:cell-range-address="Hoja1.A2:Hoja1.B2 Hoja1.A5:Hoja1.B5 Hoja1.A12:Hoja1.B12 Hoja1.A19:Hoja1.B19" chart:data-source-has-labels="both" svg:x="0.769cm" svg:y="2.318cm" svg:width="13.069cm" svg:height="6.088cm">
          <chartooo:coordinate-region svg:x="1.576cm" svg:y="2.517cm" svg:width="12.262cm" svg:height="5.242cm"/>
          <chart:axis chart:dimension="x" chart:name="primary-x" chart:style-name="ch6" chartooo:axis-type="auto">
            <chartooo:date-scale/>
            <chart:categories table:cell-range-address="Hoja1.A5:Hoja1.A5 Hoja1.A12:Hoja1.A12 Hoja1.A19:Hoja1.A1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5:Hoja1.B5 Hoja1.B12:Hoja1.B12 Hoja1.B19:Hoja1.B19" chart:label-cell-address="Hoja1.B2:Hoja1.B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M</text:p>
                <draw:g>
                  <svg:desc>Hoja1.B2:Hoja1.B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Hoja1.A5:Hoja1.A5 Hoja1.A12:Hoja1.A12 Hoja1.A19:Hoja1.A19</svg:desc>
                </draw:g>
              </table:table-cell>
              <table:table-cell office:value-type="float" office:value="313.155877777778">
                <text:p>313.155877777778</text:p>
                <draw:g>
                  <svg:desc>Hoja1.B5:Hoja1.B5 Hoja1.B12:Hoja1.B12 Hoja1.B19:Hoja1.B19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13.155877777778">
                <text:p>313.15587777777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13.155877777778">
                <text:p>313.1558777777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998cm" svg:y="0.316cm" chart:style-name="ch2">
          <text:p>Tamaño de ventana</text:p>
        </chart:title>
        <chart:subtitle svg:x="7.36cm" svg:y="1.275cm" chart:style-name="ch3">
          <text:p>K = 10</text:p>
        </chart:subtitle>
        <chart:legend chart:legend-position="end" svg:x="14.476cm" svg:y="4.203cm" style:legend-expansion="high" chart:style-name="ch4"/>
        <chart:plot-area chart:style-name="ch5" table:cell-range-address="Hoja1.A2:Hoja1.B2 Hoja1.A6:Hoja1.B6 Hoja1.A13:Hoja1.B13 Hoja1.A20:Hoja1.B20" chart:data-source-has-labels="both" svg:x="0.769cm" svg:y="2.318cm" svg:width="13.069cm" svg:height="6.087cm">
          <chartooo:coordinate-region svg:x="1.576cm" svg:y="2.517cm" svg:width="12.262cm" svg:height="5.241cm"/>
          <chart:axis chart:dimension="x" chart:name="primary-x" chart:style-name="ch6" chartooo:axis-type="auto">
            <chartooo:date-scale/>
            <chart:categories table:cell-range-address="Hoja1.A6:Hoja1.A6 Hoja1.A13:Hoja1.A13 Hoja1.A20:Hoja1.A2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6:Hoja1.B6 Hoja1.B13:Hoja1.B13 Hoja1.B20:Hoja1.B20" chart:label-cell-address="Hoja1.B2:Hoja1.B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M</text:p>
                <draw:g>
                  <svg:desc>Hoja1.B2:Hoja1.B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Hoja1.A6:Hoja1.A6 Hoja1.A13:Hoja1.A13 Hoja1.A20:Hoja1.A20</svg:desc>
                </draw:g>
              </table:table-cell>
              <table:table-cell office:value-type="float" office:value="456.8175">
                <text:p>456.8175</text:p>
                <draw:g>
                  <svg:desc>Hoja1.B6:Hoja1.B6 Hoja1.B13:Hoja1.B13 Hoja1.B20:Hoja1.B20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56.8175">
                <text:p>456.817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56.8175">
                <text:p>456.81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